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50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uniform 10" table:style-name="ta1">
        <table:table-column table:style-name="co1" table:number-columns-repeated="3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7">
            <text:p>7</text:p>
          </table:table-cell>
          <table:table-cell office:value-type="float" office:value="2.33333">
            <text:p>2.33333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21">
            <text:p>21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6">
            <text:p>26</text:p>
          </table:table-cell>
          <table:table-cell office:value-type="float" office:value="3.71429">
            <text:p>3.71429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.75">
            <text:p>3.75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35">
            <text:p>35</text:p>
          </table:table-cell>
          <table:table-cell office:value-type="float" office:value="3.88889">
            <text:p>3.8888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9">
            <text:p>39</text:p>
          </table:table-cell>
          <table:table-cell office:value-type="float" office:value="3.9">
            <text:p>3.9</text:p>
          </table:table-cell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43">
            <text:p>43</text:p>
          </table:table-cell>
          <table:table-cell office:value-type="float" office:value="3.90909">
            <text:p>3.90909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49">
            <text:p>49</text:p>
          </table:table-cell>
          <table:table-cell office:value-type="float" office:value="4.08333">
            <text:p>4.08333</text:p>
          </table:table-cell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57">
            <text:p>57</text:p>
          </table:table-cell>
          <table:table-cell office:value-type="float" office:value="4.07143">
            <text:p>4.07143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67">
            <text:p>67</text:p>
          </table:table-cell>
          <table:table-cell office:value-type="float" office:value="4.1875">
            <text:p>4.1875</text:p>
          </table:table-cell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74">
            <text:p>74</text:p>
          </table:table-cell>
          <table:table-cell office:value-type="float" office:value="4.11111">
            <text:p>4.11111</text:p>
          </table:table-cell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79">
            <text:p>79</text:p>
          </table:table-cell>
          <table:table-cell office:value-type="float" office:value="4.15789">
            <text:p>4.15789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84">
            <text:p>84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90">
            <text:p>90</text:p>
          </table:table-cell>
          <table:table-cell office:value-type="float" office:value="4.28571">
            <text:p>4.28571</text:p>
          </table:table-cell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94">
            <text:p>94</text:p>
          </table:table-cell>
          <table:table-cell office:value-type="float" office:value="4.27273">
            <text:p>4.27273</text:p>
          </table:table-cell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101">
            <text:p>101</text:p>
          </table:table-cell>
          <table:table-cell office:value-type="float" office:value="4.3913">
            <text:p>4.3913</text:p>
          </table:table-cell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107">
            <text:p>107</text:p>
          </table:table-cell>
          <table:table-cell office:value-type="float" office:value="4.45833">
            <text:p>4.45833</text:p>
          </table:table-cell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110">
            <text:p>110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15">
            <text:p>115</text:p>
          </table:table-cell>
          <table:table-cell office:value-type="float" office:value="4.42308">
            <text:p>4.42308</text:p>
          </table:table-cell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19">
            <text:p>119</text:p>
          </table:table-cell>
          <table:table-cell office:value-type="float" office:value="4.40741">
            <text:p>4.40741</text:p>
          </table:table-cell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23">
            <text:p>123</text:p>
          </table:table-cell>
          <table:table-cell office:value-type="float" office:value="4.39286">
            <text:p>4.39286</text:p>
          </table:table-cell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29">
            <text:p>129</text:p>
          </table:table-cell>
          <table:table-cell office:value-type="float" office:value="4.44828">
            <text:p>4.44828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31">
            <text:p>131</text:p>
          </table:table-cell>
          <table:table-cell office:value-type="float" office:value="4.36667">
            <text:p>4.36667</text:p>
          </table:table-cell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36">
            <text:p>136</text:p>
          </table:table-cell>
          <table:table-cell office:value-type="float" office:value="4.3871">
            <text:p>4.3871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42">
            <text:p>142</text:p>
          </table:table-cell>
          <table:table-cell office:value-type="float" office:value="4.4375">
            <text:p>4.4375</text:p>
          </table:table-cell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46">
            <text:p>146</text:p>
          </table:table-cell>
          <table:table-cell office:value-type="float" office:value="4.42424">
            <text:p>4.42424</text:p>
          </table:table-cell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52">
            <text:p>152</text:p>
          </table:table-cell>
          <table:table-cell office:value-type="float" office:value="4.47059">
            <text:p>4.47059</text:p>
          </table:table-cell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56">
            <text:p>156</text:p>
          </table:table-cell>
          <table:table-cell office:value-type="float" office:value="4.45714">
            <text:p>4.45714</text:p>
          </table:table-cell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60">
            <text:p>160</text:p>
          </table:table-cell>
          <table:table-cell office:value-type="float" office:value="4.44444">
            <text:p>4.44444</text:p>
          </table:table-cell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65">
            <text:p>165</text:p>
          </table:table-cell>
          <table:table-cell office:value-type="float" office:value="4.45946">
            <text:p>4.45946</text:p>
          </table:table-cell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70">
            <text:p>170</text:p>
          </table:table-cell>
          <table:table-cell office:value-type="float" office:value="4.47368">
            <text:p>4.47368</text:p>
          </table:table-cell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75">
            <text:p>175</text:p>
          </table:table-cell>
          <table:table-cell office:value-type="float" office:value="4.48718">
            <text:p>4.48718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80">
            <text:p>180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86">
            <text:p>186</text:p>
          </table:table-cell>
          <table:table-cell office:value-type="float" office:value="4.53659">
            <text:p>4.53659</text:p>
          </table:table-cell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90">
            <text:p>190</text:p>
          </table:table-cell>
          <table:table-cell office:value-type="float" office:value="4.52381">
            <text:p>4.52381</text:p>
          </table:table-cell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96">
            <text:p>196</text:p>
          </table:table-cell>
          <table:table-cell office:value-type="float" office:value="4.55814">
            <text:p>4.55814</text:p>
          </table:table-cell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200">
            <text:p>200</text:p>
          </table:table-cell>
          <table:table-cell office:value-type="float" office:value="4.54545">
            <text:p>4.54545</text:p>
          </table:table-cell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203">
            <text:p>203</text:p>
          </table:table-cell>
          <table:table-cell office:value-type="float" office:value="4.51111">
            <text:p>4.51111</text:p>
          </table:table-cell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208">
            <text:p>208</text:p>
          </table:table-cell>
          <table:table-cell office:value-type="float" office:value="4.52174">
            <text:p>4.52174</text:p>
          </table:table-cell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211">
            <text:p>211</text:p>
          </table:table-cell>
          <table:table-cell office:value-type="float" office:value="4.48936">
            <text:p>4.48936</text:p>
          </table:table-cell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216">
            <text:p>216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220">
            <text:p>220</text:p>
          </table:table-cell>
          <table:table-cell office:value-type="float" office:value="4.4898">
            <text:p>4.4898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24">
            <text:p>224</text:p>
          </table:table-cell>
          <table:table-cell office:value-type="float" office:value="4.48">
            <text:p>4.48</text:p>
          </table:table-cell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229">
            <text:p>229</text:p>
          </table:table-cell>
          <table:table-cell office:value-type="float" office:value="4.4902">
            <text:p>4.4902</text:p>
          </table:table-cell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232">
            <text:p>232</text:p>
          </table:table-cell>
          <table:table-cell office:value-type="float" office:value="4.46154">
            <text:p>4.46154</text:p>
          </table:table-cell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33">
            <text:p>233</text:p>
          </table:table-cell>
          <table:table-cell office:value-type="float" office:value="4.39623">
            <text:p>4.39623</text:p>
          </table:table-cell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42">
            <text:p>242</text:p>
          </table:table-cell>
          <table:table-cell office:value-type="float" office:value="4.48148">
            <text:p>4.48148</text:p>
          </table:table-cell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45">
            <text:p>245</text:p>
          </table:table-cell>
          <table:table-cell office:value-type="float" office:value="4.45455">
            <text:p>4.45455</text:p>
          </table:table-cell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52">
            <text:p>252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57">
            <text:p>257</text:p>
          </table:table-cell>
          <table:table-cell office:value-type="float" office:value="4.50877">
            <text:p>4.50877</text:p>
          </table:table-cell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61">
            <text:p>261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66">
            <text:p>266</text:p>
          </table:table-cell>
          <table:table-cell office:value-type="float" office:value="4.50847">
            <text:p>4.50847</text:p>
          </table:table-cell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71">
            <text:p>271</text:p>
          </table:table-cell>
          <table:table-cell office:value-type="float" office:value="4.51667">
            <text:p>4.51667</text:p>
          </table:table-cell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75">
            <text:p>275</text:p>
          </table:table-cell>
          <table:table-cell office:value-type="float" office:value="4.5082">
            <text:p>4.5082</text:p>
          </table:table-cell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79">
            <text:p>279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85">
            <text:p>285</text:p>
          </table:table-cell>
          <table:table-cell office:value-type="float" office:value="4.52381">
            <text:p>4.52381</text:p>
          </table:table-cell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89">
            <text:p>289</text:p>
          </table:table-cell>
          <table:table-cell office:value-type="float" office:value="4.51562">
            <text:p>4.51562</text:p>
          </table:table-cell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92">
            <text:p>292</text:p>
          </table:table-cell>
          <table:table-cell office:value-type="float" office:value="4.49231">
            <text:p>4.49231</text:p>
          </table:table-cell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299">
            <text:p>299</text:p>
          </table:table-cell>
          <table:table-cell office:value-type="float" office:value="4.5303">
            <text:p>4.5303</text:p>
          </table:table-cell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302">
            <text:p>302</text:p>
          </table:table-cell>
          <table:table-cell office:value-type="float" office:value="4.50746">
            <text:p>4.50746</text:p>
          </table:table-cell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308">
            <text:p>308</text:p>
          </table:table-cell>
          <table:table-cell office:value-type="float" office:value="4.52941">
            <text:p>4.52941</text:p>
          </table:table-cell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315">
            <text:p>315</text:p>
          </table:table-cell>
          <table:table-cell office:value-type="float" office:value="4.56522">
            <text:p>4.56522</text:p>
          </table:table-cell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318">
            <text:p>318</text:p>
          </table:table-cell>
          <table:table-cell office:value-type="float" office:value="4.54286">
            <text:p>4.54286</text:p>
          </table:table-cell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323">
            <text:p>323</text:p>
          </table:table-cell>
          <table:table-cell office:value-type="float" office:value="4.5493">
            <text:p>4.5493</text:p>
          </table:table-cell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327">
            <text:p>327</text:p>
          </table:table-cell>
          <table:table-cell office:value-type="float" office:value="4.54167">
            <text:p>4.54167</text:p>
          </table:table-cell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335">
            <text:p>335</text:p>
          </table:table-cell>
          <table:table-cell office:value-type="float" office:value="4.58904">
            <text:p>4.58904</text:p>
          </table:table-cell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339">
            <text:p>339</text:p>
          </table:table-cell>
          <table:table-cell office:value-type="float" office:value="4.58108">
            <text:p>4.58108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341">
            <text:p>341</text:p>
          </table:table-cell>
          <table:table-cell office:value-type="float" office:value="4.54667">
            <text:p>4.54667</text:p>
          </table:table-cell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345">
            <text:p>345</text:p>
          </table:table-cell>
          <table:table-cell office:value-type="float" office:value="4.53947">
            <text:p>4.53947</text:p>
          </table:table-cell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349">
            <text:p>349</text:p>
          </table:table-cell>
          <table:table-cell office:value-type="float" office:value="4.53247">
            <text:p>4.53247</text:p>
          </table:table-cell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354">
            <text:p>354</text:p>
          </table:table-cell>
          <table:table-cell office:value-type="float" office:value="4.53846">
            <text:p>4.53846</text:p>
          </table:table-cell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357">
            <text:p>357</text:p>
          </table:table-cell>
          <table:table-cell office:value-type="float" office:value="4.51899">
            <text:p>4.51899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63">
            <text:p>363</text:p>
          </table:table-cell>
          <table:table-cell office:value-type="float" office:value="4.5375">
            <text:p>4.5375</text:p>
          </table:table-cell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66">
            <text:p>366</text:p>
          </table:table-cell>
          <table:table-cell office:value-type="float" office:value="4.51852">
            <text:p>4.51852</text:p>
          </table:table-cell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73">
            <text:p>373</text:p>
          </table:table-cell>
          <table:table-cell office:value-type="float" office:value="4.54878">
            <text:p>4.54878</text:p>
          </table:table-cell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74">
            <text:p>374</text:p>
          </table:table-cell>
          <table:table-cell office:value-type="float" office:value="4.50602">
            <text:p>4.50602</text:p>
          </table:table-cell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79">
            <text:p>379</text:p>
          </table:table-cell>
          <table:table-cell office:value-type="float" office:value="4.5119">
            <text:p>4.5119</text:p>
          </table:table-cell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83">
            <text:p>383</text:p>
          </table:table-cell>
          <table:table-cell office:value-type="float" office:value="4.50588">
            <text:p>4.50588</text:p>
          </table:table-cell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88">
            <text:p>388</text:p>
          </table:table-cell>
          <table:table-cell office:value-type="float" office:value="4.51163">
            <text:p>4.51163</text:p>
          </table:table-cell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394">
            <text:p>394</text:p>
          </table:table-cell>
          <table:table-cell office:value-type="float" office:value="4.52874">
            <text:p>4.52874</text:p>
          </table:table-cell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395">
            <text:p>395</text:p>
          </table:table-cell>
          <table:table-cell office:value-type="float" office:value="4.48864">
            <text:p>4.48864</text:p>
          </table:table-cell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401">
            <text:p>401</text:p>
          </table:table-cell>
          <table:table-cell office:value-type="float" office:value="4.50562">
            <text:p>4.50562</text:p>
          </table:table-cell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403">
            <text:p>403</text:p>
          </table:table-cell>
          <table:table-cell office:value-type="float" office:value="4.47778">
            <text:p>4.47778</text:p>
          </table:table-cell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408">
            <text:p>408</text:p>
          </table:table-cell>
          <table:table-cell office:value-type="float" office:value="4.48352">
            <text:p>4.48352</text:p>
          </table:table-cell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412">
            <text:p>412</text:p>
          </table:table-cell>
          <table:table-cell office:value-type="float" office:value="4.47826">
            <text:p>4.47826</text:p>
          </table:table-cell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418">
            <text:p>418</text:p>
          </table:table-cell>
          <table:table-cell office:value-type="float" office:value="4.49462">
            <text:p>4.49462</text:p>
          </table:table-cell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420">
            <text:p>420</text:p>
          </table:table-cell>
          <table:table-cell office:value-type="float" office:value="4.46809">
            <text:p>4.46809</text:p>
          </table:table-cell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428">
            <text:p>428</text:p>
          </table:table-cell>
          <table:table-cell office:value-type="float" office:value="4.50526">
            <text:p>4.50526</text:p>
          </table:table-cell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431">
            <text:p>431</text:p>
          </table:table-cell>
          <table:table-cell office:value-type="float" office:value="4.48958">
            <text:p>4.48958</text:p>
          </table:table-cell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434">
            <text:p>434</text:p>
          </table:table-cell>
          <table:table-cell office:value-type="float" office:value="4.47423">
            <text:p>4.47423</text:p>
          </table:table-cell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438">
            <text:p>438</text:p>
          </table:table-cell>
          <table:table-cell office:value-type="float" office:value="4.46939">
            <text:p>4.46939</text:p>
          </table:table-cell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445">
            <text:p>445</text:p>
          </table:table-cell>
          <table:table-cell office:value-type="float" office:value="4.49495">
            <text:p>4.49495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51">
            <text:p>451</text:p>
          </table:table-cell>
          <table:table-cell office:value-type="float" office:value="4.51">
            <text:p>4.51</text:p>
          </table:table-cell>
        </table:table-row>
      </table:table>
      <table:table table:name="patched 10" table:style-name="ta1">
        <table:shapes>
          <draw:frame draw:z-index="0" draw:style-name="gr1" svg:width="11.9858in" svg:height="3.5429in" svg:x="3.8626in" svg:y="0.4701in">
            <draw:object draw:notify-on-update-of-ranges="'patched 10'.A2:'patched 10'.A101 'patched 10'.B1:'patched 10'.B1 'patched 10'.B2:'patched 10'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1.6618in" svg:height="3.5429in" svg:x="4.1972in" svg:y="4.9551in">
            <draw:object draw:notify-on-update-of-ranges="'patched 10'.A2:'patched 10'.A101 'patched 10'.C1:'patched 10'.C1 'patched 10'.C2:'patched 10'.C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8">
            <text:p>8</text:p>
          </table:table-cell>
          <table:table-cell office:value-type="float" office:value="2.66667">
            <text:p>2.66667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2">
            <text:p>12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6">
            <text:p>16</text:p>
          </table:table-cell>
          <table:table-cell office:value-type="float" office:value="2.66667">
            <text:p>2.66667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18">
            <text:p>18</text:p>
          </table:table-cell>
          <table:table-cell office:value-type="float" office:value="2.57143">
            <text:p>2.57143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2.875">
            <text:p>2.875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26">
            <text:p>26</text:p>
          </table:table-cell>
          <table:table-cell office:value-type="float" office:value="2.88889">
            <text:p>2.8888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42">
            <text:p>42</text:p>
          </table:table-cell>
          <table:table-cell office:value-type="float" office:value="3.23077">
            <text:p>3.23077</text:p>
          </table:table-cell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46">
            <text:p>46</text:p>
          </table:table-cell>
          <table:table-cell office:value-type="float" office:value="3.28571">
            <text:p>3.28571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49">
            <text:p>49</text:p>
          </table:table-cell>
          <table:table-cell office:value-type="float" office:value="3.26667">
            <text:p>3.26667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55">
            <text:p>55</text:p>
          </table:table-cell>
          <table:table-cell office:value-type="float" office:value="3.4375">
            <text:p>3.4375</text:p>
          </table:table-cell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59">
            <text:p>59</text:p>
          </table:table-cell>
          <table:table-cell office:value-type="float" office:value="3.47059">
            <text:p>3.47059</text:p>
          </table:table-cell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64">
            <text:p>64</text:p>
          </table:table-cell>
          <table:table-cell office:value-type="float" office:value="3.55556">
            <text:p>3.55556</text:p>
          </table:table-cell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68">
            <text:p>68</text:p>
          </table:table-cell>
          <table:table-cell office:value-type="float" office:value="3.57895">
            <text:p>3.57895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73">
            <text:p>73</text:p>
          </table:table-cell>
          <table:table-cell office:value-type="float" office:value="3.65">
            <text:p>3.65</text:p>
          </table:table-cell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78">
            <text:p>78</text:p>
          </table:table-cell>
          <table:table-cell office:value-type="float" office:value="3.71429">
            <text:p>3.71429</text:p>
          </table:table-cell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82">
            <text:p>82</text:p>
          </table:table-cell>
          <table:table-cell office:value-type="float" office:value="3.72727">
            <text:p>3.72727</text:p>
          </table:table-cell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87">
            <text:p>87</text:p>
          </table:table-cell>
          <table:table-cell office:value-type="float" office:value="3.78261">
            <text:p>3.78261</text:p>
          </table:table-cell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91">
            <text:p>91</text:p>
          </table:table-cell>
          <table:table-cell office:value-type="float" office:value="3.79167">
            <text:p>3.79167</text:p>
          </table:table-cell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96">
            <text:p>96</text:p>
          </table:table-cell>
          <table:table-cell office:value-type="float" office:value="3.84">
            <text:p>3.84</text:p>
          </table:table-cell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01">
            <text:p>101</text:p>
          </table:table-cell>
          <table:table-cell office:value-type="float" office:value="3.88462">
            <text:p>3.88462</text:p>
          </table:table-cell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09">
            <text:p>109</text:p>
          </table:table-cell>
          <table:table-cell office:value-type="float" office:value="4.03704">
            <text:p>4.03704</text:p>
          </table:table-cell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11">
            <text:p>111</text:p>
          </table:table-cell>
          <table:table-cell office:value-type="float" office:value="3.96429">
            <text:p>3.96429</text:p>
          </table:table-cell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18">
            <text:p>118</text:p>
          </table:table-cell>
          <table:table-cell office:value-type="float" office:value="4.06897">
            <text:p>4.06897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24">
            <text:p>124</text:p>
          </table:table-cell>
          <table:table-cell office:value-type="float" office:value="4.13333">
            <text:p>4.13333</text:p>
          </table:table-cell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28">
            <text:p>128</text:p>
          </table:table-cell>
          <table:table-cell office:value-type="float" office:value="4.12903">
            <text:p>4.12903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34">
            <text:p>134</text:p>
          </table:table-cell>
          <table:table-cell office:value-type="float" office:value="4.1875">
            <text:p>4.1875</text:p>
          </table:table-cell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38">
            <text:p>138</text:p>
          </table:table-cell>
          <table:table-cell office:value-type="float" office:value="4.18182">
            <text:p>4.18182</text:p>
          </table:table-cell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43">
            <text:p>143</text:p>
          </table:table-cell>
          <table:table-cell office:value-type="float" office:value="4.20588">
            <text:p>4.20588</text:p>
          </table:table-cell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48">
            <text:p>148</text:p>
          </table:table-cell>
          <table:table-cell office:value-type="float" office:value="4.22857">
            <text:p>4.22857</text:p>
          </table:table-cell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52">
            <text:p>152</text:p>
          </table:table-cell>
          <table:table-cell office:value-type="float" office:value="4.22222">
            <text:p>4.22222</text:p>
          </table:table-cell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57">
            <text:p>157</text:p>
          </table:table-cell>
          <table:table-cell office:value-type="float" office:value="4.24324">
            <text:p>4.24324</text:p>
          </table:table-cell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62">
            <text:p>162</text:p>
          </table:table-cell>
          <table:table-cell office:value-type="float" office:value="4.26316">
            <text:p>4.26316</text:p>
          </table:table-cell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67">
            <text:p>167</text:p>
          </table:table-cell>
          <table:table-cell office:value-type="float" office:value="4.28205">
            <text:p>4.28205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69">
            <text:p>169</text:p>
          </table:table-cell>
          <table:table-cell office:value-type="float" office:value="4.225">
            <text:p>4.225</text:p>
          </table:table-cell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76">
            <text:p>176</text:p>
          </table:table-cell>
          <table:table-cell office:value-type="float" office:value="4.29268">
            <text:p>4.29268</text:p>
          </table:table-cell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77">
            <text:p>177</text:p>
          </table:table-cell>
          <table:table-cell office:value-type="float" office:value="4.21429">
            <text:p>4.21429</text:p>
          </table:table-cell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84">
            <text:p>184</text:p>
          </table:table-cell>
          <table:table-cell office:value-type="float" office:value="4.27907">
            <text:p>4.27907</text:p>
          </table:table-cell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191">
            <text:p>191</text:p>
          </table:table-cell>
          <table:table-cell office:value-type="float" office:value="4.34091">
            <text:p>4.34091</text:p>
          </table:table-cell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196">
            <text:p>196</text:p>
          </table:table-cell>
          <table:table-cell office:value-type="float" office:value="4.35556">
            <text:p>4.35556</text:p>
          </table:table-cell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199">
            <text:p>199</text:p>
          </table:table-cell>
          <table:table-cell office:value-type="float" office:value="4.32609">
            <text:p>4.32609</text:p>
          </table:table-cell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204">
            <text:p>204</text:p>
          </table:table-cell>
          <table:table-cell office:value-type="float" office:value="4.34043">
            <text:p>4.34043</text:p>
          </table:table-cell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210">
            <text:p>210</text:p>
          </table:table-cell>
          <table:table-cell office:value-type="float" office:value="4.375">
            <text:p>4.375</text:p>
          </table:table-cell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214">
            <text:p>214</text:p>
          </table:table-cell>
          <table:table-cell office:value-type="float" office:value="4.36735">
            <text:p>4.36735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20">
            <text:p>220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223">
            <text:p>223</text:p>
          </table:table-cell>
          <table:table-cell office:value-type="float" office:value="4.37255">
            <text:p>4.37255</text:p>
          </table:table-cell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229">
            <text:p>229</text:p>
          </table:table-cell>
          <table:table-cell office:value-type="float" office:value="4.40385">
            <text:p>4.40385</text:p>
          </table:table-cell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34">
            <text:p>234</text:p>
          </table:table-cell>
          <table:table-cell office:value-type="float" office:value="4.41509">
            <text:p>4.41509</text:p>
          </table:table-cell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40">
            <text:p>240</text:p>
          </table:table-cell>
          <table:table-cell office:value-type="float" office:value="4.44444">
            <text:p>4.44444</text:p>
          </table:table-cell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45">
            <text:p>245</text:p>
          </table:table-cell>
          <table:table-cell office:value-type="float" office:value="4.45455">
            <text:p>4.45455</text:p>
          </table:table-cell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51">
            <text:p>251</text:p>
          </table:table-cell>
          <table:table-cell office:value-type="float" office:value="4.48214">
            <text:p>4.48214</text:p>
          </table:table-cell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58">
            <text:p>258</text:p>
          </table:table-cell>
          <table:table-cell office:value-type="float" office:value="4.52632">
            <text:p>4.52632</text:p>
          </table:table-cell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61">
            <text:p>261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66">
            <text:p>266</text:p>
          </table:table-cell>
          <table:table-cell office:value-type="float" office:value="4.50847">
            <text:p>4.50847</text:p>
          </table:table-cell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74">
            <text:p>274</text:p>
          </table:table-cell>
          <table:table-cell office:value-type="float" office:value="4.56667">
            <text:p>4.56667</text:p>
          </table:table-cell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78">
            <text:p>278</text:p>
          </table:table-cell>
          <table:table-cell office:value-type="float" office:value="4.55738">
            <text:p>4.55738</text:p>
          </table:table-cell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85">
            <text:p>285</text:p>
          </table:table-cell>
          <table:table-cell office:value-type="float" office:value="4.59677">
            <text:p>4.59677</text:p>
          </table:table-cell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88">
            <text:p>288</text:p>
          </table:table-cell>
          <table:table-cell office:value-type="float" office:value="4.57143">
            <text:p>4.57143</text:p>
          </table:table-cell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92">
            <text:p>292</text:p>
          </table:table-cell>
          <table:table-cell office:value-type="float" office:value="4.5625">
            <text:p>4.5625</text:p>
          </table:table-cell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98">
            <text:p>298</text:p>
          </table:table-cell>
          <table:table-cell office:value-type="float" office:value="4.58462">
            <text:p>4.58462</text:p>
          </table:table-cell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302">
            <text:p>302</text:p>
          </table:table-cell>
          <table:table-cell office:value-type="float" office:value="4.57576">
            <text:p>4.57576</text:p>
          </table:table-cell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305">
            <text:p>305</text:p>
          </table:table-cell>
          <table:table-cell office:value-type="float" office:value="4.55224">
            <text:p>4.55224</text:p>
          </table:table-cell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311">
            <text:p>311</text:p>
          </table:table-cell>
          <table:table-cell office:value-type="float" office:value="4.57353">
            <text:p>4.57353</text:p>
          </table:table-cell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315">
            <text:p>315</text:p>
          </table:table-cell>
          <table:table-cell office:value-type="float" office:value="4.56522">
            <text:p>4.56522</text:p>
          </table:table-cell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320">
            <text:p>320</text:p>
          </table:table-cell>
          <table:table-cell office:value-type="float" office:value="4.57143">
            <text:p>4.57143</text:p>
          </table:table-cell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320">
            <text:p>320</text:p>
          </table:table-cell>
          <table:table-cell office:value-type="float" office:value="4.50704">
            <text:p>4.50704</text:p>
          </table:table-cell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328">
            <text:p>328</text:p>
          </table:table-cell>
          <table:table-cell office:value-type="float" office:value="4.55556">
            <text:p>4.55556</text:p>
          </table:table-cell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330">
            <text:p>330</text:p>
          </table:table-cell>
          <table:table-cell office:value-type="float" office:value="4.52055">
            <text:p>4.52055</text:p>
          </table:table-cell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335">
            <text:p>335</text:p>
          </table:table-cell>
          <table:table-cell office:value-type="float" office:value="4.52703">
            <text:p>4.52703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342">
            <text:p>342</text:p>
          </table:table-cell>
          <table:table-cell office:value-type="float" office:value="4.56">
            <text:p>4.56</text:p>
          </table:table-cell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346">
            <text:p>346</text:p>
          </table:table-cell>
          <table:table-cell office:value-type="float" office:value="4.55263">
            <text:p>4.55263</text:p>
          </table:table-cell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351">
            <text:p>351</text:p>
          </table:table-cell>
          <table:table-cell office:value-type="float" office:value="4.55844">
            <text:p>4.55844</text:p>
          </table:table-cell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356">
            <text:p>356</text:p>
          </table:table-cell>
          <table:table-cell office:value-type="float" office:value="4.5641">
            <text:p>4.5641</text:p>
          </table:table-cell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358">
            <text:p>358</text:p>
          </table:table-cell>
          <table:table-cell office:value-type="float" office:value="4.53165">
            <text:p>4.53165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62">
            <text:p>362</text:p>
          </table:table-cell>
          <table:table-cell office:value-type="float" office:value="4.525">
            <text:p>4.525</text:p>
          </table:table-cell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65">
            <text:p>365</text:p>
          </table:table-cell>
          <table:table-cell office:value-type="float" office:value="4.50617">
            <text:p>4.50617</text:p>
          </table:table-cell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70">
            <text:p>370</text:p>
          </table:table-cell>
          <table:table-cell office:value-type="float" office:value="4.5122">
            <text:p>4.5122</text:p>
          </table:table-cell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76">
            <text:p>376</text:p>
          </table:table-cell>
          <table:table-cell office:value-type="float" office:value="4.53012">
            <text:p>4.53012</text:p>
          </table:table-cell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79">
            <text:p>379</text:p>
          </table:table-cell>
          <table:table-cell office:value-type="float" office:value="4.5119">
            <text:p>4.5119</text:p>
          </table:table-cell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82">
            <text:p>382</text:p>
          </table:table-cell>
          <table:table-cell office:value-type="float" office:value="4.49412">
            <text:p>4.49412</text:p>
          </table:table-cell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87">
            <text:p>387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392">
            <text:p>392</text:p>
          </table:table-cell>
          <table:table-cell office:value-type="float" office:value="4.50575">
            <text:p>4.50575</text:p>
          </table:table-cell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394">
            <text:p>394</text:p>
          </table:table-cell>
          <table:table-cell office:value-type="float" office:value="4.47727">
            <text:p>4.47727</text:p>
          </table:table-cell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400">
            <text:p>400</text:p>
          </table:table-cell>
          <table:table-cell office:value-type="float" office:value="4.49438">
            <text:p>4.49438</text:p>
          </table:table-cell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405">
            <text:p>405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409">
            <text:p>409</text:p>
          </table:table-cell>
          <table:table-cell office:value-type="float" office:value="4.49451">
            <text:p>4.49451</text:p>
          </table:table-cell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416">
            <text:p>416</text:p>
          </table:table-cell>
          <table:table-cell office:value-type="float" office:value="4.52174">
            <text:p>4.52174</text:p>
          </table:table-cell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419">
            <text:p>419</text:p>
          </table:table-cell>
          <table:table-cell office:value-type="float" office:value="4.50538">
            <text:p>4.50538</text:p>
          </table:table-cell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424">
            <text:p>424</text:p>
          </table:table-cell>
          <table:table-cell office:value-type="float" office:value="4.51064">
            <text:p>4.51064</text:p>
          </table:table-cell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429">
            <text:p>429</text:p>
          </table:table-cell>
          <table:table-cell office:value-type="float" office:value="4.51579">
            <text:p>4.51579</text:p>
          </table:table-cell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435">
            <text:p>435</text:p>
          </table:table-cell>
          <table:table-cell office:value-type="float" office:value="4.53125">
            <text:p>4.53125</text:p>
          </table:table-cell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439">
            <text:p>439</text:p>
          </table:table-cell>
          <table:table-cell office:value-type="float" office:value="4.52577">
            <text:p>4.52577</text:p>
          </table:table-cell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445">
            <text:p>445</text:p>
          </table:table-cell>
          <table:table-cell office:value-type="float" office:value="4.54082">
            <text:p>4.54082</text:p>
          </table:table-cell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448">
            <text:p>448</text:p>
          </table:table-cell>
          <table:table-cell office:value-type="float" office:value="4.52525">
            <text:p>4.52525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54">
            <text:p>454</text:p>
          </table:table-cell>
          <table:table-cell office:value-type="float" office:value="4.54">
            <text:p>4.54</text:p>
          </table:table-cell>
        </table:table-row>
      </table:table>
      <table:table table:name="patched 100" table:style-name="ta1">
        <table:table-column table:style-name="co1" table:number-columns-repeated="3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9">
            <text:p>9</text:p>
          </table:table-cell>
          <table:table-cell office:value-type="float" office:value="2.25">
            <text:p>2.25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3">
            <text:p>13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9">
            <text:p>19</text:p>
          </table:table-cell>
          <table:table-cell office:value-type="float" office:value="3.16667">
            <text:p>3.16667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29">
            <text:p>29</text:p>
          </table:table-cell>
          <table:table-cell office:value-type="float" office:value="3.22222">
            <text:p>3.22222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4">
            <text:p>34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39">
            <text:p>39</text:p>
          </table:table-cell>
          <table:table-cell office:value-type="float" office:value="3.54545">
            <text:p>3.54545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43">
            <text:p>43</text:p>
          </table:table-cell>
          <table:table-cell office:value-type="float" office:value="3.58333">
            <text:p>3.58333</text:p>
          </table:table-cell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48">
            <text:p>48</text:p>
          </table:table-cell>
          <table:table-cell office:value-type="float" office:value="3.69231">
            <text:p>3.69231</text:p>
          </table:table-cell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float" office:value="3.57143">
            <text:p>3.57143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56">
            <text:p>56</text:p>
          </table:table-cell>
          <table:table-cell office:value-type="float" office:value="3.73333">
            <text:p>3.73333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58">
            <text:p>58</text:p>
          </table:table-cell>
          <table:table-cell office:value-type="float" office:value="3.625">
            <text:p>3.625</text:p>
          </table:table-cell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65">
            <text:p>65</text:p>
          </table:table-cell>
          <table:table-cell office:value-type="float" office:value="3.82353">
            <text:p>3.82353</text:p>
          </table:table-cell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68">
            <text:p>68</text:p>
          </table:table-cell>
          <table:table-cell office:value-type="float" office:value="3.77778">
            <text:p>3.77778</text:p>
          </table:table-cell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73">
            <text:p>73</text:p>
          </table:table-cell>
          <table:table-cell office:value-type="float" office:value="3.84211">
            <text:p>3.84211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77">
            <text:p>77</text:p>
          </table:table-cell>
          <table:table-cell office:value-type="float" office:value="3.85">
            <text:p>3.85</text:p>
          </table:table-cell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80">
            <text:p>80</text:p>
          </table:table-cell>
          <table:table-cell office:value-type="float" office:value="3.80952">
            <text:p>3.80952</text:p>
          </table:table-cell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84">
            <text:p>84</text:p>
          </table:table-cell>
          <table:table-cell office:value-type="float" office:value="3.81818">
            <text:p>3.81818</text:p>
          </table:table-cell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88">
            <text:p>88</text:p>
          </table:table-cell>
          <table:table-cell office:value-type="float" office:value="3.82609">
            <text:p>3.82609</text:p>
          </table:table-cell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92">
            <text:p>92</text:p>
          </table:table-cell>
          <table:table-cell office:value-type="float" office:value="3.83333">
            <text:p>3.83333</text:p>
          </table:table-cell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95">
            <text:p>95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02">
            <text:p>102</text:p>
          </table:table-cell>
          <table:table-cell office:value-type="float" office:value="3.92308">
            <text:p>3.92308</text:p>
          </table:table-cell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03">
            <text:p>103</text:p>
          </table:table-cell>
          <table:table-cell office:value-type="float" office:value="3.81481">
            <text:p>3.81481</text:p>
          </table:table-cell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08">
            <text:p>108</text:p>
          </table:table-cell>
          <table:table-cell office:value-type="float" office:value="3.85714">
            <text:p>3.85714</text:p>
          </table:table-cell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12">
            <text:p>112</text:p>
          </table:table-cell>
          <table:table-cell office:value-type="float" office:value="3.86207">
            <text:p>3.86207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13">
            <text:p>113</text:p>
          </table:table-cell>
          <table:table-cell office:value-type="float" office:value="3.76667">
            <text:p>3.76667</text:p>
          </table:table-cell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18">
            <text:p>118</text:p>
          </table:table-cell>
          <table:table-cell office:value-type="float" office:value="3.80645">
            <text:p>3.80645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22">
            <text:p>122</text:p>
          </table:table-cell>
          <table:table-cell office:value-type="float" office:value="3.8125">
            <text:p>3.8125</text:p>
          </table:table-cell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23">
            <text:p>123</text:p>
          </table:table-cell>
          <table:table-cell office:value-type="float" office:value="3.72727">
            <text:p>3.72727</text:p>
          </table:table-cell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29">
            <text:p>129</text:p>
          </table:table-cell>
          <table:table-cell office:value-type="float" office:value="3.79412">
            <text:p>3.79412</text:p>
          </table:table-cell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32">
            <text:p>132</text:p>
          </table:table-cell>
          <table:table-cell office:value-type="float" office:value="3.77143">
            <text:p>3.77143</text:p>
          </table:table-cell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40">
            <text:p>140</text:p>
          </table:table-cell>
          <table:table-cell office:value-type="float" office:value="3.78378">
            <text:p>3.78378</text:p>
          </table:table-cell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43">
            <text:p>143</text:p>
          </table:table-cell>
          <table:table-cell office:value-type="float" office:value="3.76316">
            <text:p>3.76316</text:p>
          </table:table-cell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49">
            <text:p>149</text:p>
          </table:table-cell>
          <table:table-cell office:value-type="float" office:value="3.82051">
            <text:p>3.82051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53">
            <text:p>153</text:p>
          </table:table-cell>
          <table:table-cell office:value-type="float" office:value="3.825">
            <text:p>3.825</text:p>
          </table:table-cell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55">
            <text:p>155</text:p>
          </table:table-cell>
          <table:table-cell office:value-type="float" office:value="3.78049">
            <text:p>3.78049</text:p>
          </table:table-cell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60">
            <text:p>160</text:p>
          </table:table-cell>
          <table:table-cell office:value-type="float" office:value="3.80952">
            <text:p>3.80952</text:p>
          </table:table-cell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65">
            <text:p>165</text:p>
          </table:table-cell>
          <table:table-cell office:value-type="float" office:value="3.83721">
            <text:p>3.83721</text:p>
          </table:table-cell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167">
            <text:p>167</text:p>
          </table:table-cell>
          <table:table-cell office:value-type="float" office:value="3.79545">
            <text:p>3.79545</text:p>
          </table:table-cell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170">
            <text:p>170</text:p>
          </table:table-cell>
          <table:table-cell office:value-type="float" office:value="3.77778">
            <text:p>3.77778</text:p>
          </table:table-cell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173">
            <text:p>173</text:p>
          </table:table-cell>
          <table:table-cell office:value-type="float" office:value="3.76087">
            <text:p>3.76087</text:p>
          </table:table-cell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179">
            <text:p>179</text:p>
          </table:table-cell>
          <table:table-cell office:value-type="float" office:value="3.80851">
            <text:p>3.80851</text:p>
          </table:table-cell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181">
            <text:p>181</text:p>
          </table:table-cell>
          <table:table-cell office:value-type="float" office:value="3.77083">
            <text:p>3.77083</text:p>
          </table:table-cell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185">
            <text:p>185</text:p>
          </table:table-cell>
          <table:table-cell office:value-type="float" office:value="3.77551">
            <text:p>3.77551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189">
            <text:p>189</text:p>
          </table:table-cell>
          <table:table-cell office:value-type="float" office:value="3.78">
            <text:p>3.78</text:p>
          </table:table-cell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197">
            <text:p>197</text:p>
          </table:table-cell>
          <table:table-cell office:value-type="float" office:value="3.86275">
            <text:p>3.86275</text:p>
          </table:table-cell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199">
            <text:p>199</text:p>
          </table:table-cell>
          <table:table-cell office:value-type="float" office:value="3.82692">
            <text:p>3.82692</text:p>
          </table:table-cell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01">
            <text:p>201</text:p>
          </table:table-cell>
          <table:table-cell office:value-type="float" office:value="3.79245">
            <text:p>3.79245</text:p>
          </table:table-cell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07">
            <text:p>207</text:p>
          </table:table-cell>
          <table:table-cell office:value-type="float" office:value="3.83333">
            <text:p>3.83333</text:p>
          </table:table-cell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09">
            <text:p>209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11">
            <text:p>211</text:p>
          </table:table-cell>
          <table:table-cell office:value-type="float" office:value="3.76786">
            <text:p>3.76786</text:p>
          </table:table-cell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16">
            <text:p>216</text:p>
          </table:table-cell>
          <table:table-cell office:value-type="float" office:value="3.78947">
            <text:p>3.78947</text:p>
          </table:table-cell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18">
            <text:p>218</text:p>
          </table:table-cell>
          <table:table-cell office:value-type="float" office:value="3.75862">
            <text:p>3.75862</text:p>
          </table:table-cell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22">
            <text:p>222</text:p>
          </table:table-cell>
          <table:table-cell office:value-type="float" office:value="3.76271">
            <text:p>3.76271</text:p>
          </table:table-cell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25">
            <text:p>225</text:p>
          </table:table-cell>
          <table:table-cell office:value-type="float" office:value="3.75">
            <text:p>3.75</text:p>
          </table:table-cell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29">
            <text:p>229</text:p>
          </table:table-cell>
          <table:table-cell office:value-type="float" office:value="3.7541">
            <text:p>3.7541</text:p>
          </table:table-cell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33">
            <text:p>233</text:p>
          </table:table-cell>
          <table:table-cell office:value-type="float" office:value="3.75806">
            <text:p>3.75806</text:p>
          </table:table-cell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35">
            <text:p>235</text:p>
          </table:table-cell>
          <table:table-cell office:value-type="float" office:value="3.73016">
            <text:p>3.73016</text:p>
          </table:table-cell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38">
            <text:p>238</text:p>
          </table:table-cell>
          <table:table-cell office:value-type="float" office:value="3.71875">
            <text:p>3.71875</text:p>
          </table:table-cell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42">
            <text:p>242</text:p>
          </table:table-cell>
          <table:table-cell office:value-type="float" office:value="3.72308">
            <text:p>3.72308</text:p>
          </table:table-cell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246">
            <text:p>246</text:p>
          </table:table-cell>
          <table:table-cell office:value-type="float" office:value="3.72727">
            <text:p>3.72727</text:p>
          </table:table-cell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250">
            <text:p>250</text:p>
          </table:table-cell>
          <table:table-cell office:value-type="float" office:value="3.73134">
            <text:p>3.73134</text:p>
          </table:table-cell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255">
            <text:p>255</text:p>
          </table:table-cell>
          <table:table-cell office:value-type="float" office:value="3.75">
            <text:p>3.75</text:p>
          </table:table-cell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257">
            <text:p>257</text:p>
          </table:table-cell>
          <table:table-cell office:value-type="float" office:value="3.72464">
            <text:p>3.72464</text:p>
          </table:table-cell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264">
            <text:p>264</text:p>
          </table:table-cell>
          <table:table-cell office:value-type="float" office:value="3.77143">
            <text:p>3.77143</text:p>
          </table:table-cell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266">
            <text:p>266</text:p>
          </table:table-cell>
          <table:table-cell office:value-type="float" office:value="3.74648">
            <text:p>3.74648</text:p>
          </table:table-cell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272">
            <text:p>272</text:p>
          </table:table-cell>
          <table:table-cell office:value-type="float" office:value="3.77778">
            <text:p>3.77778</text:p>
          </table:table-cell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275">
            <text:p>275</text:p>
          </table:table-cell>
          <table:table-cell office:value-type="float" office:value="3.76712">
            <text:p>3.76712</text:p>
          </table:table-cell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279">
            <text:p>279</text:p>
          </table:table-cell>
          <table:table-cell office:value-type="float" office:value="3.77027">
            <text:p>3.77027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282">
            <text:p>282</text:p>
          </table:table-cell>
          <table:table-cell office:value-type="float" office:value="3.76">
            <text:p>3.76</text:p>
          </table:table-cell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288">
            <text:p>288</text:p>
          </table:table-cell>
          <table:table-cell office:value-type="float" office:value="3.78947">
            <text:p>3.78947</text:p>
          </table:table-cell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289">
            <text:p>289</text:p>
          </table:table-cell>
          <table:table-cell office:value-type="float" office:value="3.75325">
            <text:p>3.75325</text:p>
          </table:table-cell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295">
            <text:p>295</text:p>
          </table:table-cell>
          <table:table-cell office:value-type="float" office:value="3.78205">
            <text:p>3.78205</text:p>
          </table:table-cell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297">
            <text:p>297</text:p>
          </table:table-cell>
          <table:table-cell office:value-type="float" office:value="3.75949">
            <text:p>3.75949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03">
            <text:p>303</text:p>
          </table:table-cell>
          <table:table-cell office:value-type="float" office:value="3.7875">
            <text:p>3.7875</text:p>
          </table:table-cell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07">
            <text:p>307</text:p>
          </table:table-cell>
          <table:table-cell office:value-type="float" office:value="3.79012">
            <text:p>3.79012</text:p>
          </table:table-cell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07">
            <text:p>307</text:p>
          </table:table-cell>
          <table:table-cell office:value-type="float" office:value="3.7439">
            <text:p>3.7439</text:p>
          </table:table-cell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11">
            <text:p>311</text:p>
          </table:table-cell>
          <table:table-cell office:value-type="float" office:value="3.74699">
            <text:p>3.74699</text:p>
          </table:table-cell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14">
            <text:p>314</text:p>
          </table:table-cell>
          <table:table-cell office:value-type="float" office:value="3.7381">
            <text:p>3.7381</text:p>
          </table:table-cell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18">
            <text:p>318</text:p>
          </table:table-cell>
          <table:table-cell office:value-type="float" office:value="3.74118">
            <text:p>3.74118</text:p>
          </table:table-cell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21">
            <text:p>321</text:p>
          </table:table-cell>
          <table:table-cell office:value-type="float" office:value="3.73256">
            <text:p>3.73256</text:p>
          </table:table-cell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325">
            <text:p>325</text:p>
          </table:table-cell>
          <table:table-cell office:value-type="float" office:value="3.73563">
            <text:p>3.73563</text:p>
          </table:table-cell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329">
            <text:p>329</text:p>
          </table:table-cell>
          <table:table-cell office:value-type="float" office:value="3.73864">
            <text:p>3.73864</text:p>
          </table:table-cell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330">
            <text:p>330</text:p>
          </table:table-cell>
          <table:table-cell office:value-type="float" office:value="3.70787">
            <text:p>3.70787</text:p>
          </table:table-cell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335">
            <text:p>335</text:p>
          </table:table-cell>
          <table:table-cell office:value-type="float" office:value="3.72222">
            <text:p>3.72222</text:p>
          </table:table-cell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338">
            <text:p>338</text:p>
          </table:table-cell>
          <table:table-cell office:value-type="float" office:value="3.71429">
            <text:p>3.71429</text:p>
          </table:table-cell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342">
            <text:p>342</text:p>
          </table:table-cell>
          <table:table-cell office:value-type="float" office:value="3.71739">
            <text:p>3.71739</text:p>
          </table:table-cell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347">
            <text:p>347</text:p>
          </table:table-cell>
          <table:table-cell office:value-type="float" office:value="3.73118">
            <text:p>3.73118</text:p>
          </table:table-cell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350">
            <text:p>350</text:p>
          </table:table-cell>
          <table:table-cell office:value-type="float" office:value="3.7234">
            <text:p>3.7234</text:p>
          </table:table-cell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353">
            <text:p>353</text:p>
          </table:table-cell>
          <table:table-cell office:value-type="float" office:value="3.71579">
            <text:p>3.71579</text:p>
          </table:table-cell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356">
            <text:p>356</text:p>
          </table:table-cell>
          <table:table-cell office:value-type="float" office:value="3.70833">
            <text:p>3.70833</text:p>
          </table:table-cell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359">
            <text:p>359</text:p>
          </table:table-cell>
          <table:table-cell office:value-type="float" office:value="3.70103">
            <text:p>3.70103</text:p>
          </table:table-cell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363">
            <text:p>363</text:p>
          </table:table-cell>
          <table:table-cell office:value-type="float" office:value="3.70408">
            <text:p>3.70408</text:p>
          </table:table-cell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368">
            <text:p>368</text:p>
          </table:table-cell>
          <table:table-cell office:value-type="float" office:value="3.71717">
            <text:p>3.71717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372">
            <text:p>372</text:p>
          </table:table-cell>
          <table:table-cell office:value-type="float" office:value="3.72">
            <text:p>3.72</text:p>
          </table:table-cell>
        </table:table-row>
      </table:table>
      <table:table table:name="uniform 100" table:style-name="ta1">
        <table:table-column table:style-name="co1" table:number-columns-repeated="3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25">
            <text:p>25</text:p>
          </table:table-cell>
          <table:table-cell office:value-type="float" office:value="4.16667">
            <text:p>4.16667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32">
            <text:p>32</text:p>
          </table:table-cell>
          <table:table-cell office:value-type="float" office:value="4.57143">
            <text:p>4.57143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37">
            <text:p>37</text:p>
          </table:table-cell>
          <table:table-cell office:value-type="float" office:value="4.625">
            <text:p>4.625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42">
            <text:p>42</text:p>
          </table:table-cell>
          <table:table-cell office:value-type="float" office:value="4.66667">
            <text:p>4.6666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4">
            <text:p>44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49">
            <text:p>49</text:p>
          </table:table-cell>
          <table:table-cell office:value-type="float" office:value="4.45455">
            <text:p>4.45455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54">
            <text:p>54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58">
            <text:p>58</text:p>
          </table:table-cell>
          <table:table-cell office:value-type="float" office:value="4.46154">
            <text:p>4.46154</text:p>
          </table:table-cell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63">
            <text:p>63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67">
            <text:p>67</text:p>
          </table:table-cell>
          <table:table-cell office:value-type="float" office:value="4.46667">
            <text:p>4.46667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73">
            <text:p>73</text:p>
          </table:table-cell>
          <table:table-cell office:value-type="float" office:value="4.5625">
            <text:p>4.5625</text:p>
          </table:table-cell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76">
            <text:p>76</text:p>
          </table:table-cell>
          <table:table-cell office:value-type="float" office:value="4.47059">
            <text:p>4.47059</text:p>
          </table:table-cell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83">
            <text:p>83</text:p>
          </table:table-cell>
          <table:table-cell office:value-type="float" office:value="4.61111">
            <text:p>4.61111</text:p>
          </table:table-cell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86">
            <text:p>86</text:p>
          </table:table-cell>
          <table:table-cell office:value-type="float" office:value="4.52632">
            <text:p>4.52632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90">
            <text:p>90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91">
            <text:p>91</text:p>
          </table:table-cell>
          <table:table-cell office:value-type="float" office:value="4.33333">
            <text:p>4.33333</text:p>
          </table:table-cell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97">
            <text:p>97</text:p>
          </table:table-cell>
          <table:table-cell office:value-type="float" office:value="4.40909">
            <text:p>4.40909</text:p>
          </table:table-cell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100">
            <text:p>100</text:p>
          </table:table-cell>
          <table:table-cell office:value-type="float" office:value="4.34783">
            <text:p>4.34783</text:p>
          </table:table-cell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103">
            <text:p>103</text:p>
          </table:table-cell>
          <table:table-cell office:value-type="float" office:value="4.29167">
            <text:p>4.29167</text:p>
          </table:table-cell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108">
            <text:p>108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13">
            <text:p>113</text:p>
          </table:table-cell>
          <table:table-cell office:value-type="float" office:value="4.34615">
            <text:p>4.34615</text:p>
          </table:table-cell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17">
            <text:p>117</text:p>
          </table:table-cell>
          <table:table-cell office:value-type="float" office:value="4.33333">
            <text:p>4.33333</text:p>
          </table:table-cell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24">
            <text:p>124</text:p>
          </table:table-cell>
          <table:table-cell office:value-type="float" office:value="4.42857">
            <text:p>4.42857</text:p>
          </table:table-cell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29">
            <text:p>129</text:p>
          </table:table-cell>
          <table:table-cell office:value-type="float" office:value="4.44828">
            <text:p>4.44828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34">
            <text:p>134</text:p>
          </table:table-cell>
          <table:table-cell office:value-type="float" office:value="4.46667">
            <text:p>4.46667</text:p>
          </table:table-cell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37">
            <text:p>137</text:p>
          </table:table-cell>
          <table:table-cell office:value-type="float" office:value="4.41935">
            <text:p>4.41935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42">
            <text:p>142</text:p>
          </table:table-cell>
          <table:table-cell office:value-type="float" office:value="4.4375">
            <text:p>4.4375</text:p>
          </table:table-cell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48">
            <text:p>148</text:p>
          </table:table-cell>
          <table:table-cell office:value-type="float" office:value="4.48485">
            <text:p>4.48485</text:p>
          </table:table-cell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51">
            <text:p>151</text:p>
          </table:table-cell>
          <table:table-cell office:value-type="float" office:value="4.44118">
            <text:p>4.44118</text:p>
          </table:table-cell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56">
            <text:p>156</text:p>
          </table:table-cell>
          <table:table-cell office:value-type="float" office:value="4.45714">
            <text:p>4.45714</text:p>
          </table:table-cell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60">
            <text:p>160</text:p>
          </table:table-cell>
          <table:table-cell office:value-type="float" office:value="4.44444">
            <text:p>4.44444</text:p>
          </table:table-cell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63">
            <text:p>163</text:p>
          </table:table-cell>
          <table:table-cell office:value-type="float" office:value="4.40541">
            <text:p>4.40541</text:p>
          </table:table-cell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67">
            <text:p>167</text:p>
          </table:table-cell>
          <table:table-cell office:value-type="float" office:value="4.39474">
            <text:p>4.39474</text:p>
          </table:table-cell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71">
            <text:p>171</text:p>
          </table:table-cell>
          <table:table-cell office:value-type="float" office:value="4.38462">
            <text:p>4.38462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76">
            <text:p>176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82">
            <text:p>182</text:p>
          </table:table-cell>
          <table:table-cell office:value-type="float" office:value="4.43902">
            <text:p>4.43902</text:p>
          </table:table-cell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87">
            <text:p>187</text:p>
          </table:table-cell>
          <table:table-cell office:value-type="float" office:value="4.45238">
            <text:p>4.45238</text:p>
          </table:table-cell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93">
            <text:p>193</text:p>
          </table:table-cell>
          <table:table-cell office:value-type="float" office:value="4.48837">
            <text:p>4.48837</text:p>
          </table:table-cell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199">
            <text:p>199</text:p>
          </table:table-cell>
          <table:table-cell office:value-type="float" office:value="4.52273">
            <text:p>4.52273</text:p>
          </table:table-cell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204">
            <text:p>204</text:p>
          </table:table-cell>
          <table:table-cell office:value-type="float" office:value="4.53333">
            <text:p>4.53333</text:p>
          </table:table-cell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209">
            <text:p>209</text:p>
          </table:table-cell>
          <table:table-cell office:value-type="float" office:value="4.54348">
            <text:p>4.54348</text:p>
          </table:table-cell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214">
            <text:p>214</text:p>
          </table:table-cell>
          <table:table-cell office:value-type="float" office:value="4.55319">
            <text:p>4.55319</text:p>
          </table:table-cell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218">
            <text:p>218</text:p>
          </table:table-cell>
          <table:table-cell office:value-type="float" office:value="4.54167">
            <text:p>4.54167</text:p>
          </table:table-cell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222">
            <text:p>222</text:p>
          </table:table-cell>
          <table:table-cell office:value-type="float" office:value="4.53061">
            <text:p>4.53061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28">
            <text:p>228</text:p>
          </table:table-cell>
          <table:table-cell office:value-type="float" office:value="4.56">
            <text:p>4.56</text:p>
          </table:table-cell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232">
            <text:p>232</text:p>
          </table:table-cell>
          <table:table-cell office:value-type="float" office:value="4.54902">
            <text:p>4.54902</text:p>
          </table:table-cell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237">
            <text:p>237</text:p>
          </table:table-cell>
          <table:table-cell office:value-type="float" office:value="4.55769">
            <text:p>4.55769</text:p>
          </table:table-cell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40">
            <text:p>240</text:p>
          </table:table-cell>
          <table:table-cell office:value-type="float" office:value="4.5283">
            <text:p>4.5283</text:p>
          </table:table-cell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43">
            <text:p>243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46">
            <text:p>246</text:p>
          </table:table-cell>
          <table:table-cell office:value-type="float" office:value="4.47273">
            <text:p>4.47273</text:p>
          </table:table-cell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52">
            <text:p>252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57">
            <text:p>257</text:p>
          </table:table-cell>
          <table:table-cell office:value-type="float" office:value="4.50877">
            <text:p>4.50877</text:p>
          </table:table-cell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61">
            <text:p>261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63">
            <text:p>263</text:p>
          </table:table-cell>
          <table:table-cell office:value-type="float" office:value="4.45763">
            <text:p>4.45763</text:p>
          </table:table-cell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69">
            <text:p>269</text:p>
          </table:table-cell>
          <table:table-cell office:value-type="float" office:value="4.48333">
            <text:p>4.48333</text:p>
          </table:table-cell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71">
            <text:p>271</text:p>
          </table:table-cell>
          <table:table-cell office:value-type="float" office:value="4.44262">
            <text:p>4.44262</text:p>
          </table:table-cell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76">
            <text:p>276</text:p>
          </table:table-cell>
          <table:table-cell office:value-type="float" office:value="4.45161">
            <text:p>4.45161</text:p>
          </table:table-cell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81">
            <text:p>281</text:p>
          </table:table-cell>
          <table:table-cell office:value-type="float" office:value="4.46032">
            <text:p>4.46032</text:p>
          </table:table-cell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86">
            <text:p>286</text:p>
          </table:table-cell>
          <table:table-cell office:value-type="float" office:value="4.46875">
            <text:p>4.46875</text:p>
          </table:table-cell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89">
            <text:p>289</text:p>
          </table:table-cell>
          <table:table-cell office:value-type="float" office:value="4.44615">
            <text:p>4.44615</text:p>
          </table:table-cell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292">
            <text:p>292</text:p>
          </table:table-cell>
          <table:table-cell office:value-type="float" office:value="4.42424">
            <text:p>4.42424</text:p>
          </table:table-cell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301">
            <text:p>301</text:p>
          </table:table-cell>
          <table:table-cell office:value-type="float" office:value="4.49254">
            <text:p>4.49254</text:p>
          </table:table-cell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305">
            <text:p>305</text:p>
          </table:table-cell>
          <table:table-cell office:value-type="float" office:value="4.48529">
            <text:p>4.48529</text:p>
          </table:table-cell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312">
            <text:p>312</text:p>
          </table:table-cell>
          <table:table-cell office:value-type="float" office:value="4.52174">
            <text:p>4.52174</text:p>
          </table:table-cell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316">
            <text:p>316</text:p>
          </table:table-cell>
          <table:table-cell office:value-type="float" office:value="4.51429">
            <text:p>4.51429</text:p>
          </table:table-cell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323">
            <text:p>323</text:p>
          </table:table-cell>
          <table:table-cell office:value-type="float" office:value="4.5493">
            <text:p>4.5493</text:p>
          </table:table-cell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327">
            <text:p>327</text:p>
          </table:table-cell>
          <table:table-cell office:value-type="float" office:value="4.54167">
            <text:p>4.54167</text:p>
          </table:table-cell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335">
            <text:p>335</text:p>
          </table:table-cell>
          <table:table-cell office:value-type="float" office:value="4.58904">
            <text:p>4.58904</text:p>
          </table:table-cell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340">
            <text:p>340</text:p>
          </table:table-cell>
          <table:table-cell office:value-type="float" office:value="4.59459">
            <text:p>4.59459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343">
            <text:p>343</text:p>
          </table:table-cell>
          <table:table-cell office:value-type="float" office:value="4.57333">
            <text:p>4.57333</text:p>
          </table:table-cell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346">
            <text:p>346</text:p>
          </table:table-cell>
          <table:table-cell office:value-type="float" office:value="4.55263">
            <text:p>4.55263</text:p>
          </table:table-cell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352">
            <text:p>352</text:p>
          </table:table-cell>
          <table:table-cell office:value-type="float" office:value="4.57143">
            <text:p>4.57143</text:p>
          </table:table-cell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360">
            <text:p>360</text:p>
          </table:table-cell>
          <table:table-cell office:value-type="float" office:value="4.61538">
            <text:p>4.61538</text:p>
          </table:table-cell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366">
            <text:p>366</text:p>
          </table:table-cell>
          <table:table-cell office:value-type="float" office:value="4.63291">
            <text:p>4.63291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70">
            <text:p>370</text:p>
          </table:table-cell>
          <table:table-cell office:value-type="float" office:value="4.625">
            <text:p>4.625</text:p>
          </table:table-cell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75">
            <text:p>375</text:p>
          </table:table-cell>
          <table:table-cell office:value-type="float" office:value="4.62963">
            <text:p>4.62963</text:p>
          </table:table-cell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83">
            <text:p>383</text:p>
          </table:table-cell>
          <table:table-cell office:value-type="float" office:value="4.67073">
            <text:p>4.67073</text:p>
          </table:table-cell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87">
            <text:p>387</text:p>
          </table:table-cell>
          <table:table-cell office:value-type="float" office:value="4.66265">
            <text:p>4.66265</text:p>
          </table:table-cell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91">
            <text:p>391</text:p>
          </table:table-cell>
          <table:table-cell office:value-type="float" office:value="4.65476">
            <text:p>4.65476</text:p>
          </table:table-cell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97">
            <text:p>397</text:p>
          </table:table-cell>
          <table:table-cell office:value-type="float" office:value="4.67059">
            <text:p>4.67059</text:p>
          </table:table-cell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99">
            <text:p>399</text:p>
          </table:table-cell>
          <table:table-cell office:value-type="float" office:value="4.63953">
            <text:p>4.63953</text:p>
          </table:table-cell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406">
            <text:p>406</text:p>
          </table:table-cell>
          <table:table-cell office:value-type="float" office:value="4.66667">
            <text:p>4.66667</text:p>
          </table:table-cell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408">
            <text:p>408</text:p>
          </table:table-cell>
          <table:table-cell office:value-type="float" office:value="4.63636">
            <text:p>4.63636</text:p>
          </table:table-cell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414">
            <text:p>414</text:p>
          </table:table-cell>
          <table:table-cell office:value-type="float" office:value="4.65169">
            <text:p>4.65169</text:p>
          </table:table-cell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418">
            <text:p>418</text:p>
          </table:table-cell>
          <table:table-cell office:value-type="float" office:value="4.64444">
            <text:p>4.64444</text:p>
          </table:table-cell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425">
            <text:p>425</text:p>
          </table:table-cell>
          <table:table-cell office:value-type="float" office:value="4.67033">
            <text:p>4.67033</text:p>
          </table:table-cell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428">
            <text:p>428</text:p>
          </table:table-cell>
          <table:table-cell office:value-type="float" office:value="4.65217">
            <text:p>4.65217</text:p>
          </table:table-cell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434">
            <text:p>434</text:p>
          </table:table-cell>
          <table:table-cell office:value-type="float" office:value="4.66667">
            <text:p>4.66667</text:p>
          </table:table-cell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441">
            <text:p>441</text:p>
          </table:table-cell>
          <table:table-cell office:value-type="float" office:value="4.69149">
            <text:p>4.69149</text:p>
          </table:table-cell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447">
            <text:p>447</text:p>
          </table:table-cell>
          <table:table-cell office:value-type="float" office:value="4.70526">
            <text:p>4.70526</text:p>
          </table:table-cell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452">
            <text:p>452</text:p>
          </table:table-cell>
          <table:table-cell office:value-type="float" office:value="4.70833">
            <text:p>4.70833</text:p>
          </table:table-cell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456">
            <text:p>456</text:p>
          </table:table-cell>
          <table:table-cell office:value-type="float" office:value="4.70103">
            <text:p>4.70103</text:p>
          </table:table-cell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461">
            <text:p>461</text:p>
          </table:table-cell>
          <table:table-cell office:value-type="float" office:value="4.70408">
            <text:p>4.70408</text:p>
          </table:table-cell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468">
            <text:p>468</text:p>
          </table:table-cell>
          <table:table-cell office:value-type="float" office:value="4.72727">
            <text:p>4.72727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72">
            <text:p>472</text:p>
          </table:table-cell>
          <table:table-cell office:value-type="float" office:value="4.72">
            <text:p>4.72</text:p>
          </table:table-cell>
        </table:table-row>
      </table:table>
      <table:table table:name="patched 1000" table:style-name="ta1">
        <table:table-column table:style-name="co1" table:number-columns-repeated="3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7">
            <text:p>7</text:p>
          </table:table-cell>
          <table:table-cell office:value-type="float" office:value="2.33333">
            <text:p>2.33333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3">
            <text:p>13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25">
            <text:p>25</text:p>
          </table:table-cell>
          <table:table-cell office:value-type="float" office:value="3.125">
            <text:p>3.125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29">
            <text:p>29</text:p>
          </table:table-cell>
          <table:table-cell office:value-type="float" office:value="3.22222">
            <text:p>3.22222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4">
            <text:p>34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39">
            <text:p>39</text:p>
          </table:table-cell>
          <table:table-cell office:value-type="float" office:value="3.54545">
            <text:p>3.54545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43">
            <text:p>43</text:p>
          </table:table-cell>
          <table:table-cell office:value-type="float" office:value="3.58333">
            <text:p>3.58333</text:p>
          </table:table-cell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47">
            <text:p>47</text:p>
          </table:table-cell>
          <table:table-cell office:value-type="float" office:value="3.61538">
            <text:p>3.61538</text:p>
          </table:table-cell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float" office:value="3.57143">
            <text:p>3.57143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54">
            <text:p>54</text:p>
          </table:table-cell>
          <table:table-cell office:value-type="float" office:value="3.6">
            <text:p>3.6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57">
            <text:p>57</text:p>
          </table:table-cell>
          <table:table-cell office:value-type="float" office:value="3.5625">
            <text:p>3.5625</text:p>
          </table:table-cell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62">
            <text:p>62</text:p>
          </table:table-cell>
          <table:table-cell office:value-type="float" office:value="3.64706">
            <text:p>3.64706</text:p>
          </table:table-cell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67">
            <text:p>67</text:p>
          </table:table-cell>
          <table:table-cell office:value-type="float" office:value="3.72222">
            <text:p>3.72222</text:p>
          </table:table-cell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73">
            <text:p>73</text:p>
          </table:table-cell>
          <table:table-cell office:value-type="float" office:value="3.84211">
            <text:p>3.84211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77">
            <text:p>77</text:p>
          </table:table-cell>
          <table:table-cell office:value-type="float" office:value="3.85">
            <text:p>3.85</text:p>
          </table:table-cell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79">
            <text:p>79</text:p>
          </table:table-cell>
          <table:table-cell office:value-type="float" office:value="3.7619">
            <text:p>3.7619</text:p>
          </table:table-cell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83">
            <text:p>83</text:p>
          </table:table-cell>
          <table:table-cell office:value-type="float" office:value="3.77273">
            <text:p>3.77273</text:p>
          </table:table-cell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88">
            <text:p>88</text:p>
          </table:table-cell>
          <table:table-cell office:value-type="float" office:value="3.82609">
            <text:p>3.82609</text:p>
          </table:table-cell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93">
            <text:p>93</text:p>
          </table:table-cell>
          <table:table-cell office:value-type="float" office:value="3.875">
            <text:p>3.875</text:p>
          </table:table-cell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97">
            <text:p>97</text:p>
          </table:table-cell>
          <table:table-cell office:value-type="float" office:value="3.88">
            <text:p>3.88</text:p>
          </table:table-cell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09">
            <text:p>109</text:p>
          </table:table-cell>
          <table:table-cell office:value-type="float" office:value="4.03704">
            <text:p>4.03704</text:p>
          </table:table-cell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14">
            <text:p>114</text:p>
          </table:table-cell>
          <table:table-cell office:value-type="float" office:value="4.07143">
            <text:p>4.07143</text:p>
          </table:table-cell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21">
            <text:p>121</text:p>
          </table:table-cell>
          <table:table-cell office:value-type="float" office:value="4.03333">
            <text:p>4.03333</text:p>
          </table:table-cell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25">
            <text:p>125</text:p>
          </table:table-cell>
          <table:table-cell office:value-type="float" office:value="4.03226">
            <text:p>4.03226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31">
            <text:p>131</text:p>
          </table:table-cell>
          <table:table-cell office:value-type="float" office:value="4.09375">
            <text:p>4.09375</text:p>
          </table:table-cell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33">
            <text:p>133</text:p>
          </table:table-cell>
          <table:table-cell office:value-type="float" office:value="4.0303">
            <text:p>4.0303</text:p>
          </table:table-cell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44">
            <text:p>144</text:p>
          </table:table-cell>
          <table:table-cell office:value-type="float" office:value="4.11429">
            <text:p>4.11429</text:p>
          </table:table-cell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46">
            <text:p>146</text:p>
          </table:table-cell>
          <table:table-cell office:value-type="float" office:value="4.05556">
            <text:p>4.05556</text:p>
          </table:table-cell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49">
            <text:p>149</text:p>
          </table:table-cell>
          <table:table-cell office:value-type="float" office:value="4.02703">
            <text:p>4.02703</text:p>
          </table:table-cell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53">
            <text:p>153</text:p>
          </table:table-cell>
          <table:table-cell office:value-type="float" office:value="4.02632">
            <text:p>4.02632</text:p>
          </table:table-cell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60">
            <text:p>160</text:p>
          </table:table-cell>
          <table:table-cell office:value-type="float" office:value="4.10256">
            <text:p>4.10256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62">
            <text:p>162</text:p>
          </table:table-cell>
          <table:table-cell office:value-type="float" office:value="4.05">
            <text:p>4.05</text:p>
          </table:table-cell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69">
            <text:p>169</text:p>
          </table:table-cell>
          <table:table-cell office:value-type="float" office:value="4.02381">
            <text:p>4.02381</text:p>
          </table:table-cell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177">
            <text:p>177</text:p>
          </table:table-cell>
          <table:table-cell office:value-type="float" office:value="4.02273">
            <text:p>4.02273</text:p>
          </table:table-cell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181">
            <text:p>181</text:p>
          </table:table-cell>
          <table:table-cell office:value-type="float" office:value="4.02222">
            <text:p>4.02222</text:p>
          </table:table-cell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195">
            <text:p>195</text:p>
          </table:table-cell>
          <table:table-cell office:value-type="float" office:value="4.0625">
            <text:p>4.0625</text:p>
          </table:table-cell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197">
            <text:p>197</text:p>
          </table:table-cell>
          <table:table-cell office:value-type="float" office:value="4.02041">
            <text:p>4.02041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199">
            <text:p>199</text:p>
          </table:table-cell>
          <table:table-cell office:value-type="float" office:value="3.98">
            <text:p>3.98</text:p>
          </table:table-cell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209">
            <text:p>209</text:p>
          </table:table-cell>
          <table:table-cell office:value-type="float" office:value="4.01923">
            <text:p>4.01923</text:p>
          </table:table-cell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15">
            <text:p>215</text:p>
          </table:table-cell>
          <table:table-cell office:value-type="float" office:value="3.98148">
            <text:p>3.98148</text:p>
          </table:table-cell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25">
            <text:p>225</text:p>
          </table:table-cell>
          <table:table-cell office:value-type="float" office:value="4.01786">
            <text:p>4.01786</text:p>
          </table:table-cell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29">
            <text:p>229</text:p>
          </table:table-cell>
          <table:table-cell office:value-type="float" office:value="4.01754">
            <text:p>4.01754</text:p>
          </table:table-cell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39">
            <text:p>239</text:p>
          </table:table-cell>
          <table:table-cell office:value-type="float" office:value="3.98333">
            <text:p>3.98333</text:p>
          </table:table-cell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46">
            <text:p>246</text:p>
          </table:table-cell>
          <table:table-cell office:value-type="float" office:value="4.03279">
            <text:p>4.03279</text:p>
          </table:table-cell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51">
            <text:p>251</text:p>
          </table:table-cell>
          <table:table-cell office:value-type="float" office:value="4.04839">
            <text:p>4.04839</text:p>
          </table:table-cell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53">
            <text:p>253</text:p>
          </table:table-cell>
          <table:table-cell office:value-type="float" office:value="4.01587">
            <text:p>4.01587</text:p>
          </table:table-cell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59">
            <text:p>259</text:p>
          </table:table-cell>
          <table:table-cell office:value-type="float" office:value="4.04688">
            <text:p>4.04688</text:p>
          </table:table-cell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64">
            <text:p>264</text:p>
          </table:table-cell>
          <table:table-cell office:value-type="float" office:value="4.06154">
            <text:p>4.06154</text:p>
          </table:table-cell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266">
            <text:p>266</text:p>
          </table:table-cell>
          <table:table-cell office:value-type="float" office:value="4.0303">
            <text:p>4.0303</text:p>
          </table:table-cell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270">
            <text:p>270</text:p>
          </table:table-cell>
          <table:table-cell office:value-type="float" office:value="4.02985">
            <text:p>4.02985</text:p>
          </table:table-cell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275">
            <text:p>275</text:p>
          </table:table-cell>
          <table:table-cell office:value-type="float" office:value="4.04412">
            <text:p>4.04412</text:p>
          </table:table-cell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278">
            <text:p>278</text:p>
          </table:table-cell>
          <table:table-cell office:value-type="float" office:value="4.02899">
            <text:p>4.02899</text:p>
          </table:table-cell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281">
            <text:p>281</text:p>
          </table:table-cell>
          <table:table-cell office:value-type="float" office:value="4.01429">
            <text:p>4.01429</text:p>
          </table:table-cell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284">
            <text:p>28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290">
            <text:p>290</text:p>
          </table:table-cell>
          <table:table-cell office:value-type="float" office:value="4.02778">
            <text:p>4.02778</text:p>
          </table:table-cell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296">
            <text:p>296</text:p>
          </table:table-cell>
          <table:table-cell office:value-type="float" office:value="4.05479">
            <text:p>4.05479</text:p>
          </table:table-cell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299">
            <text:p>299</text:p>
          </table:table-cell>
          <table:table-cell office:value-type="float" office:value="4.04054">
            <text:p>4.04054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304">
            <text:p>304</text:p>
          </table:table-cell>
          <table:table-cell office:value-type="float" office:value="4.05333">
            <text:p>4.05333</text:p>
          </table:table-cell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310">
            <text:p>310</text:p>
          </table:table-cell>
          <table:table-cell office:value-type="float" office:value="4.07895">
            <text:p>4.07895</text:p>
          </table:table-cell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312">
            <text:p>312</text:p>
          </table:table-cell>
          <table:table-cell office:value-type="float" office:value="4.05195">
            <text:p>4.05195</text:p>
          </table:table-cell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317">
            <text:p>317</text:p>
          </table:table-cell>
          <table:table-cell office:value-type="float" office:value="4.0641">
            <text:p>4.0641</text:p>
          </table:table-cell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321">
            <text:p>321</text:p>
          </table:table-cell>
          <table:table-cell office:value-type="float" office:value="4.06329">
            <text:p>4.06329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26">
            <text:p>326</text:p>
          </table:table-cell>
          <table:table-cell office:value-type="float" office:value="4.075">
            <text:p>4.075</text:p>
          </table:table-cell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29">
            <text:p>329</text:p>
          </table:table-cell>
          <table:table-cell office:value-type="float" office:value="4.06173">
            <text:p>4.06173</text:p>
          </table:table-cell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33">
            <text:p>333</text:p>
          </table:table-cell>
          <table:table-cell office:value-type="float" office:value="4.06098">
            <text:p>4.06098</text:p>
          </table:table-cell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37">
            <text:p>337</text:p>
          </table:table-cell>
          <table:table-cell office:value-type="float" office:value="4.06024">
            <text:p>4.06024</text:p>
          </table:table-cell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40">
            <text:p>340</text:p>
          </table:table-cell>
          <table:table-cell office:value-type="float" office:value="4.04762">
            <text:p>4.04762</text:p>
          </table:table-cell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45">
            <text:p>345</text:p>
          </table:table-cell>
          <table:table-cell office:value-type="float" office:value="4.05882">
            <text:p>4.05882</text:p>
          </table:table-cell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49">
            <text:p>349</text:p>
          </table:table-cell>
          <table:table-cell office:value-type="float" office:value="4.05814">
            <text:p>4.05814</text:p>
          </table:table-cell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354">
            <text:p>354</text:p>
          </table:table-cell>
          <table:table-cell office:value-type="float" office:value="4.06897">
            <text:p>4.06897</text:p>
          </table:table-cell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360">
            <text:p>360</text:p>
          </table:table-cell>
          <table:table-cell office:value-type="float" office:value="4.09091">
            <text:p>4.09091</text:p>
          </table:table-cell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363">
            <text:p>363</text:p>
          </table:table-cell>
          <table:table-cell office:value-type="float" office:value="4.07865">
            <text:p>4.07865</text:p>
          </table:table-cell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367">
            <text:p>367</text:p>
          </table:table-cell>
          <table:table-cell office:value-type="float" office:value="4.07778">
            <text:p>4.07778</text:p>
          </table:table-cell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374">
            <text:p>374</text:p>
          </table:table-cell>
          <table:table-cell office:value-type="float" office:value="4.10989">
            <text:p>4.10989</text:p>
          </table:table-cell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377">
            <text:p>377</text:p>
          </table:table-cell>
          <table:table-cell office:value-type="float" office:value="4.09783">
            <text:p>4.09783</text:p>
          </table:table-cell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380">
            <text:p>380</text:p>
          </table:table-cell>
          <table:table-cell office:value-type="float" office:value="4.08602">
            <text:p>4.08602</text:p>
          </table:table-cell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387">
            <text:p>387</text:p>
          </table:table-cell>
          <table:table-cell office:value-type="float" office:value="4.11702">
            <text:p>4.11702</text:p>
          </table:table-cell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389">
            <text:p>389</text:p>
          </table:table-cell>
          <table:table-cell office:value-type="float" office:value="4.09474">
            <text:p>4.09474</text:p>
          </table:table-cell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392">
            <text:p>392</text:p>
          </table:table-cell>
          <table:table-cell office:value-type="float" office:value="4.08333">
            <text:p>4.08333</text:p>
          </table:table-cell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399">
            <text:p>399</text:p>
          </table:table-cell>
          <table:table-cell office:value-type="float" office:value="4.1134">
            <text:p>4.1134</text:p>
          </table:table-cell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401">
            <text:p>401</text:p>
          </table:table-cell>
          <table:table-cell office:value-type="float" office:value="4.09184">
            <text:p>4.09184</text:p>
          </table:table-cell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406">
            <text:p>406</text:p>
          </table:table-cell>
          <table:table-cell office:value-type="float" office:value="4.10101">
            <text:p>4.10101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13">
            <text:p>413</text:p>
          </table:table-cell>
          <table:table-cell office:value-type="float" office:value="4.13">
            <text:p>4.13</text:p>
          </table:table-cell>
        </table:table-row>
      </table:table>
      <table:table table:name="uniform 1000" table:style-name="ta1">
        <table:table-column table:style-name="co1" table:number-columns-repeated="3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1">
            <text:p>11</text:p>
          </table:table-cell>
          <table:table-cell office:value-type="float" office:value="3.66667">
            <text:p>3.66667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23">
            <text:p>23</text:p>
          </table:table-cell>
          <table:table-cell office:value-type="float" office:value="4.6">
            <text:p>4.6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32">
            <text:p>32</text:p>
          </table:table-cell>
          <table:table-cell office:value-type="float" office:value="4.57143">
            <text:p>4.57143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36">
            <text:p>36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8">
            <text:p>48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53">
            <text:p>53</text:p>
          </table:table-cell>
          <table:table-cell office:value-type="float" office:value="4.81818">
            <text:p>4.81818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59">
            <text:p>59</text:p>
          </table:table-cell>
          <table:table-cell office:value-type="float" office:value="4.91667">
            <text:p>4.91667</text:p>
          </table:table-cell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66">
            <text:p>66</text:p>
          </table:table-cell>
          <table:table-cell office:value-type="float" office:value="5.07692">
            <text:p>5.07692</text:p>
          </table:table-cell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71">
            <text:p>71</text:p>
          </table:table-cell>
          <table:table-cell office:value-type="float" office:value="5.07143">
            <text:p>5.07143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84">
            <text:p>84</text:p>
          </table:table-cell>
          <table:table-cell office:value-type="float" office:value="4.94118">
            <text:p>4.94118</text:p>
          </table:table-cell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88">
            <text:p>88</text:p>
          </table:table-cell>
          <table:table-cell office:value-type="float" office:value="4.88889">
            <text:p>4.88889</text:p>
          </table:table-cell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112">
            <text:p>112</text:p>
          </table:table-cell>
          <table:table-cell office:value-type="float" office:value="5.09091">
            <text:p>5.09091</text:p>
          </table:table-cell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118">
            <text:p>118</text:p>
          </table:table-cell>
          <table:table-cell office:value-type="float" office:value="5.13043">
            <text:p>5.13043</text:p>
          </table:table-cell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121">
            <text:p>121</text:p>
          </table:table-cell>
          <table:table-cell office:value-type="float" office:value="5.04167">
            <text:p>5.04167</text:p>
          </table:table-cell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126">
            <text:p>126</text:p>
          </table:table-cell>
          <table:table-cell office:value-type="float" office:value="5.04">
            <text:p>5.04</text:p>
          </table:table-cell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32">
            <text:p>132</text:p>
          </table:table-cell>
          <table:table-cell office:value-type="float" office:value="5.07692">
            <text:p>5.07692</text:p>
          </table:table-cell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42">
            <text:p>142</text:p>
          </table:table-cell>
          <table:table-cell office:value-type="float" office:value="4.89655">
            <text:p>4.89655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46">
            <text:p>146</text:p>
          </table:table-cell>
          <table:table-cell office:value-type="float" office:value="4.86667">
            <text:p>4.86667</text:p>
          </table:table-cell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50">
            <text:p>150</text:p>
          </table:table-cell>
          <table:table-cell office:value-type="float" office:value="4.83871">
            <text:p>4.83871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52">
            <text:p>152</text:p>
          </table:table-cell>
          <table:table-cell office:value-type="float" office:value="4.75">
            <text:p>4.75</text:p>
          </table:table-cell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61">
            <text:p>161</text:p>
          </table:table-cell>
          <table:table-cell office:value-type="float" office:value="4.87879">
            <text:p>4.87879</text:p>
          </table:table-cell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65">
            <text:p>165</text:p>
          </table:table-cell>
          <table:table-cell office:value-type="float" office:value="4.85294">
            <text:p>4.85294</text:p>
          </table:table-cell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70">
            <text:p>170</text:p>
          </table:table-cell>
          <table:table-cell office:value-type="float" office:value="4.85714">
            <text:p>4.85714</text:p>
          </table:table-cell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77">
            <text:p>177</text:p>
          </table:table-cell>
          <table:table-cell office:value-type="float" office:value="4.91667">
            <text:p>4.91667</text:p>
          </table:table-cell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79">
            <text:p>179</text:p>
          </table:table-cell>
          <table:table-cell office:value-type="float" office:value="4.83784">
            <text:p>4.83784</text:p>
          </table:table-cell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84">
            <text:p>184</text:p>
          </table:table-cell>
          <table:table-cell office:value-type="float" office:value="4.84211">
            <text:p>4.84211</text:p>
          </table:table-cell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88">
            <text:p>188</text:p>
          </table:table-cell>
          <table:table-cell office:value-type="float" office:value="4.82051">
            <text:p>4.82051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91">
            <text:p>191</text:p>
          </table:table-cell>
          <table:table-cell office:value-type="float" office:value="4.775">
            <text:p>4.775</text:p>
          </table:table-cell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94">
            <text:p>194</text:p>
          </table:table-cell>
          <table:table-cell office:value-type="float" office:value="4.73171">
            <text:p>4.73171</text:p>
          </table:table-cell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96">
            <text:p>196</text:p>
          </table:table-cell>
          <table:table-cell office:value-type="float" office:value="4.66667">
            <text:p>4.66667</text:p>
          </table:table-cell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99">
            <text:p>199</text:p>
          </table:table-cell>
          <table:table-cell office:value-type="float" office:value="4.62791">
            <text:p>4.62791</text:p>
          </table:table-cell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203">
            <text:p>203</text:p>
          </table:table-cell>
          <table:table-cell office:value-type="float" office:value="4.61364">
            <text:p>4.61364</text:p>
          </table:table-cell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211">
            <text:p>211</text:p>
          </table:table-cell>
          <table:table-cell office:value-type="float" office:value="4.68889">
            <text:p>4.68889</text:p>
          </table:table-cell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217">
            <text:p>217</text:p>
          </table:table-cell>
          <table:table-cell office:value-type="float" office:value="4.71739">
            <text:p>4.71739</text:p>
          </table:table-cell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221">
            <text:p>221</text:p>
          </table:table-cell>
          <table:table-cell office:value-type="float" office:value="4.70213">
            <text:p>4.70213</text:p>
          </table:table-cell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225">
            <text:p>225</text:p>
          </table:table-cell>
          <table:table-cell office:value-type="float" office:value="4.6875">
            <text:p>4.6875</text:p>
          </table:table-cell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228">
            <text:p>228</text:p>
          </table:table-cell>
          <table:table-cell office:value-type="float" office:value="4.65306">
            <text:p>4.65306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36">
            <text:p>236</text:p>
          </table:table-cell>
          <table:table-cell office:value-type="float" office:value="4.72">
            <text:p>4.72</text:p>
          </table:table-cell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239">
            <text:p>239</text:p>
          </table:table-cell>
          <table:table-cell office:value-type="float" office:value="4.68627">
            <text:p>4.68627</text:p>
          </table:table-cell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245">
            <text:p>245</text:p>
          </table:table-cell>
          <table:table-cell office:value-type="float" office:value="4.71154">
            <text:p>4.71154</text:p>
          </table:table-cell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49">
            <text:p>249</text:p>
          </table:table-cell>
          <table:table-cell office:value-type="float" office:value="4.69811">
            <text:p>4.69811</text:p>
          </table:table-cell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54">
            <text:p>254</text:p>
          </table:table-cell>
          <table:table-cell office:value-type="float" office:value="4.7037">
            <text:p>4.7037</text:p>
          </table:table-cell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59">
            <text:p>259</text:p>
          </table:table-cell>
          <table:table-cell office:value-type="float" office:value="4.70909">
            <text:p>4.70909</text:p>
          </table:table-cell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65">
            <text:p>265</text:p>
          </table:table-cell>
          <table:table-cell office:value-type="float" office:value="4.73214">
            <text:p>4.73214</text:p>
          </table:table-cell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70">
            <text:p>270</text:p>
          </table:table-cell>
          <table:table-cell office:value-type="float" office:value="4.73684">
            <text:p>4.73684</text:p>
          </table:table-cell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75">
            <text:p>275</text:p>
          </table:table-cell>
          <table:table-cell office:value-type="float" office:value="4.74138">
            <text:p>4.74138</text:p>
          </table:table-cell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80">
            <text:p>280</text:p>
          </table:table-cell>
          <table:table-cell office:value-type="float" office:value="4.74576">
            <text:p>4.74576</text:p>
          </table:table-cell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82">
            <text:p>282</text:p>
          </table:table-cell>
          <table:table-cell office:value-type="float" office:value="4.7">
            <text:p>4.7</text:p>
          </table:table-cell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88">
            <text:p>288</text:p>
          </table:table-cell>
          <table:table-cell office:value-type="float" office:value="4.72131">
            <text:p>4.72131</text:p>
          </table:table-cell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94">
            <text:p>294</text:p>
          </table:table-cell>
          <table:table-cell office:value-type="float" office:value="4.74194">
            <text:p>4.74194</text:p>
          </table:table-cell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97">
            <text:p>297</text:p>
          </table:table-cell>
          <table:table-cell office:value-type="float" office:value="4.71429">
            <text:p>4.71429</text:p>
          </table:table-cell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301">
            <text:p>301</text:p>
          </table:table-cell>
          <table:table-cell office:value-type="float" office:value="4.70312">
            <text:p>4.70312</text:p>
          </table:table-cell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308">
            <text:p>308</text:p>
          </table:table-cell>
          <table:table-cell office:value-type="float" office:value="4.73846">
            <text:p>4.73846</text:p>
          </table:table-cell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313">
            <text:p>313</text:p>
          </table:table-cell>
          <table:table-cell office:value-type="float" office:value="4.74242">
            <text:p>4.74242</text:p>
          </table:table-cell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317">
            <text:p>317</text:p>
          </table:table-cell>
          <table:table-cell office:value-type="float" office:value="4.73134">
            <text:p>4.73134</text:p>
          </table:table-cell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321">
            <text:p>321</text:p>
          </table:table-cell>
          <table:table-cell office:value-type="float" office:value="4.72059">
            <text:p>4.72059</text:p>
          </table:table-cell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326">
            <text:p>326</text:p>
          </table:table-cell>
          <table:table-cell office:value-type="float" office:value="4.72464">
            <text:p>4.72464</text:p>
          </table:table-cell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327">
            <text:p>327</text:p>
          </table:table-cell>
          <table:table-cell office:value-type="float" office:value="4.67143">
            <text:p>4.67143</text:p>
          </table:table-cell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334">
            <text:p>334</text:p>
          </table:table-cell>
          <table:table-cell office:value-type="float" office:value="4.70423">
            <text:p>4.70423</text:p>
          </table:table-cell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338">
            <text:p>338</text:p>
          </table:table-cell>
          <table:table-cell office:value-type="float" office:value="4.69444">
            <text:p>4.69444</text:p>
          </table:table-cell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344">
            <text:p>344</text:p>
          </table:table-cell>
          <table:table-cell office:value-type="float" office:value="4.71233">
            <text:p>4.71233</text:p>
          </table:table-cell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348">
            <text:p>348</text:p>
          </table:table-cell>
          <table:table-cell office:value-type="float" office:value="4.7027">
            <text:p>4.7027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353">
            <text:p>353</text:p>
          </table:table-cell>
          <table:table-cell office:value-type="float" office:value="4.70667">
            <text:p>4.70667</text:p>
          </table:table-cell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356">
            <text:p>356</text:p>
          </table:table-cell>
          <table:table-cell office:value-type="float" office:value="4.68421">
            <text:p>4.68421</text:p>
          </table:table-cell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360">
            <text:p>360</text:p>
          </table:table-cell>
          <table:table-cell office:value-type="float" office:value="4.67532">
            <text:p>4.67532</text:p>
          </table:table-cell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365">
            <text:p>365</text:p>
          </table:table-cell>
          <table:table-cell office:value-type="float" office:value="4.67949">
            <text:p>4.67949</text:p>
          </table:table-cell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369">
            <text:p>369</text:p>
          </table:table-cell>
          <table:table-cell office:value-type="float" office:value="4.67089">
            <text:p>4.67089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73">
            <text:p>373</text:p>
          </table:table-cell>
          <table:table-cell office:value-type="float" office:value="4.6625">
            <text:p>4.6625</text:p>
          </table:table-cell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76">
            <text:p>376</text:p>
          </table:table-cell>
          <table:table-cell office:value-type="float" office:value="4.64198">
            <text:p>4.64198</text:p>
          </table:table-cell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79">
            <text:p>379</text:p>
          </table:table-cell>
          <table:table-cell office:value-type="float" office:value="4.62195">
            <text:p>4.62195</text:p>
          </table:table-cell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83">
            <text:p>383</text:p>
          </table:table-cell>
          <table:table-cell office:value-type="float" office:value="4.61446">
            <text:p>4.61446</text:p>
          </table:table-cell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89">
            <text:p>389</text:p>
          </table:table-cell>
          <table:table-cell office:value-type="float" office:value="4.63095">
            <text:p>4.63095</text:p>
          </table:table-cell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92">
            <text:p>392</text:p>
          </table:table-cell>
          <table:table-cell office:value-type="float" office:value="4.61176">
            <text:p>4.61176</text:p>
          </table:table-cell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96">
            <text:p>396</text:p>
          </table:table-cell>
          <table:table-cell office:value-type="float" office:value="4.60465">
            <text:p>4.60465</text:p>
          </table:table-cell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400">
            <text:p>400</text:p>
          </table:table-cell>
          <table:table-cell office:value-type="float" office:value="4.5977">
            <text:p>4.5977</text:p>
          </table:table-cell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406">
            <text:p>406</text:p>
          </table:table-cell>
          <table:table-cell office:value-type="float" office:value="4.61364">
            <text:p>4.61364</text:p>
          </table:table-cell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410">
            <text:p>410</text:p>
          </table:table-cell>
          <table:table-cell office:value-type="float" office:value="4.60674">
            <text:p>4.60674</text:p>
          </table:table-cell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418">
            <text:p>418</text:p>
          </table:table-cell>
          <table:table-cell office:value-type="float" office:value="4.64444">
            <text:p>4.64444</text:p>
          </table:table-cell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425">
            <text:p>425</text:p>
          </table:table-cell>
          <table:table-cell office:value-type="float" office:value="4.67033">
            <text:p>4.67033</text:p>
          </table:table-cell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432">
            <text:p>432</text:p>
          </table:table-cell>
          <table:table-cell office:value-type="float" office:value="4.69565">
            <text:p>4.69565</text:p>
          </table:table-cell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436">
            <text:p>436</text:p>
          </table:table-cell>
          <table:table-cell office:value-type="float" office:value="4.68817">
            <text:p>4.68817</text:p>
          </table:table-cell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441">
            <text:p>441</text:p>
          </table:table-cell>
          <table:table-cell office:value-type="float" office:value="4.69149">
            <text:p>4.69149</text:p>
          </table:table-cell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449">
            <text:p>449</text:p>
          </table:table-cell>
          <table:table-cell office:value-type="float" office:value="4.72632">
            <text:p>4.72632</text:p>
          </table:table-cell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451">
            <text:p>451</text:p>
          </table:table-cell>
          <table:table-cell office:value-type="float" office:value="4.69792">
            <text:p>4.69792</text:p>
          </table:table-cell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457">
            <text:p>457</text:p>
          </table:table-cell>
          <table:table-cell office:value-type="float" office:value="4.71134">
            <text:p>4.71134</text:p>
          </table:table-cell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463">
            <text:p>463</text:p>
          </table:table-cell>
          <table:table-cell office:value-type="float" office:value="4.72449">
            <text:p>4.72449</text:p>
          </table:table-cell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466">
            <text:p>466</text:p>
          </table:table-cell>
          <table:table-cell office:value-type="float" office:value="4.70707">
            <text:p>4.70707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74">
            <text:p>474</text:p>
          </table:table-cell>
          <table:table-cell office:value-type="float" office:value="4.74">
            <text:p>4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6T16:23:14</dc:date>
    <dc:creator>SITUBUN </dc:creator>
    <meta:generator>LibreOffice/3.5$Linux_X86_64 LibreOffice_project/350m1$Build-2</meta:generator>
    <meta:editing-duration>PT33S</meta:editing-duration>
    <meta:editing-cycles>2</meta:editing-cycles>
    <meta:document-statistic meta:table-count="6" meta:cell-count="18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45cm" svg:height="9cm" xlink:href=".." xlink:type="simple" chart:class="chart:scatter" chart:style-name="ch1">
        <chart:legend chart:legend-position="end" svg:x="26.878cm" svg:y="4.201cm" style:legend-expansion="high" chart:style-name="ch2"/>
        <chart:plot-area chart:style-name="ch3" table:cell-range-address="'patched 10'.A2:'patched 10'.B101 'patched 10'.B1:'patched 10'.B1" chart:data-source-has-labels="row" svg:x="1.058cm" svg:y="0.855cm" svg:width="24.604cm" svg:height="7.545cm">
          <chartooo:coordinate-region svg:x="1.865cm" svg:y="1.054cm" svg:width="23.2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tched 10'.B2:'patched 10'.B101" chart:label-cell-address="'patched 10'.B1:'patched 10'.B1" chart:class="chart:scatter">
            <chart:domain table:cell-range-address="'patched 10'.A2:'patched 10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ected_food</text:p>
                <draw:g>
                  <svg:desc>'patched 10'.B1:'patched 1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patched 10'.A2:'patched 10'.A101</svg:desc>
                </draw:g>
              </table:table-cell>
              <table:table-cell office:value-type="float" office:value="0">
                <text:p>0</text:p>
                <draw:g>
                  <svg:desc>'patched 10'.B2:'patched 10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54">
                <text:p>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622cm" svg:height="9cm" xlink:href=".." xlink:type="simple" chart:class="chart:scatter" chart:style-name="ch1">
        <chart:legend chart:legend-position="end" svg:x="24.865cm" svg:y="4.201cm" style:legend-expansion="high" chart:style-name="ch2"/>
        <chart:plot-area chart:style-name="ch3" table:cell-range-address="'patched 10'.A2:'patched 10'.A101 'patched 10'.C1:'patched 10'.C101" chart:data-source-has-labels="row" svg:x="1.042cm" svg:y="0.855cm" svg:width="22.639cm" svg:height="7.545cm">
          <chartooo:coordinate-region svg:x="1.769cm" svg:y="1.054cm" svg:width="21.35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tched 10'.C2:'patched 10'.C101" chart:label-cell-address="'patched 10'.C1:'patched 10'.C1" chart:class="chart:scatter">
            <chart:domain table:cell-range-address="'patched 10'.A2:'patched 10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arage per 100 steps</text:p>
                <draw:g>
                  <svg:desc>'patched 10'.C1:'patched 1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patched 10'.A2:'patched 10'.A101</svg:desc>
                </draw:g>
              </table:table-cell>
              <table:table-cell office:value-type="float" office:value="0">
                <text:p>0</text:p>
                <draw:g>
                  <svg:desc>'patched 10'.C2:'patched 1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2.57143">
                <text:p>2.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2.88889">
                <text:p>2.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3.28571">
                <text:p>3.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3.26667">
                <text:p>3.2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3.4375">
                <text:p>3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3.47059">
                <text:p>3.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3.55556">
                <text:p>3.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3.57895">
                <text:p>3.5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3.71429">
                <text:p>3.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3.72727">
                <text:p>3.7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3.78261">
                <text:p>3.78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3.79167">
                <text:p>3.79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3.88462">
                <text:p>3.8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4.03704">
                <text:p>4.03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3.96429">
                <text:p>3.96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4.06897">
                <text:p>4.06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4.13333">
                <text:p>4.1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4.12903">
                <text:p>4.12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4.18182">
                <text:p>4.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4.20588">
                <text:p>4.20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4.22857">
                <text:p>4.2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4.22222">
                <text:p>4.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4.24324">
                <text:p>4.24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4.26316">
                <text:p>4.2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4.28205">
                <text:p>4.28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4.29268">
                <text:p>4.29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4.21429">
                <text:p>4.2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4.27907">
                <text:p>4.27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4.34091">
                <text:p>4.34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4.35556">
                <text:p>4.3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4.32609">
                <text:p>4.32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4.34043">
                <text:p>4.34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4.36735">
                <text:p>4.36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4.37255">
                <text:p>4.37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4.40385">
                <text:p>4.40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4.41509">
                <text:p>4.41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4.44444">
                <text:p>4.44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4.45455">
                <text:p>4.45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4.48214">
                <text:p>4.48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4.52632">
                <text:p>4.526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4.50847">
                <text:p>4.50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4.56667">
                <text:p>4.5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4.55738">
                <text:p>4.55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4.59677">
                <text:p>4.59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4.58462">
                <text:p>4.58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4.57576">
                <text:p>4.57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4.55224">
                <text:p>4.552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4.57353">
                <text:p>4.57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4.56522">
                <text:p>4.56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4.50704">
                <text:p>4.50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4.55556">
                <text:p>4.55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4.52055">
                <text:p>4.52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4.52703">
                <text:p>4.527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4.55263">
                <text:p>4.55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4.55844">
                <text:p>4.55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4.5641">
                <text:p>4.5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4.53165">
                <text:p>4.53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4.50617">
                <text:p>4.506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4.5122">
                <text:p>4.5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4.53012">
                <text:p>4.53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4.5119">
                <text:p>4.5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4.49412">
                <text:p>4.494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4.50575">
                <text:p>4.50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4.47727">
                <text:p>4.47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.49438">
                <text:p>4.49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4.49451">
                <text:p>4.49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4.52174">
                <text:p>4.521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4.50538">
                <text:p>4.505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4.51064">
                <text:p>4.510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.51579">
                <text:p>4.515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.53125">
                <text:p>4.5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.52577">
                <text:p>4.525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.54082">
                <text:p>4.54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.52525">
                <text:p>4.52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.54">
                <text:p>4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